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Spécification Technique pour "SoweChat"</text:h>
      <text:h text:style-name="Heading_20_4" text:outline-level="4">1. <text:span text:style-name="Strong_20_Emphasis">Objectifs du Projet</text:span></text:h>
      <text:p text:style-name="Text_20_body">"SoweChat" est une application de messagerie conversationnelle qui utilise l'intelligence artificielle pour fournir des réponses contextualisées aux utilisateurs. Le système permettra de créer, gérer et interagir dans des conversations basées sur l'IA, en utilisant des technologies pour l'analyse et la génération de texte.</text:p>
      <text:h text:style-name="Heading_20_4" text:outline-level="4">2. <text:span text:style-name="Strong_20_Emphasis">Architecture Système</text:span></text:h>
      <text:list xml:id="list1839747275" text:style-name="L1">
        <text:list-item>
          <text:p text:style-name="P3"><text:span text:style-name="Strong_20_Emphasis">Backend</text:span> : Python avec Django</text:p>
          <text:list>
            <text:list-item>
              <text:p text:style-name="P3"><text:span text:style-name="Strong_20_Emphasis">Framework</text:span> : Django pour gérer les requêtes HTTP, l'authentification des utilisateurs, et la logique de l'application.</text:p>
            </text:list-item>
            <text:list-item>
              <text:p text:style-name="P3"><text:span text:style-name="Strong_20_Emphasis">Serveur WSGI</text:span> : Gunicorn pour déployer l'application Django.</text:p>
            </text:list-item>
          </text:list>
        </text:list-item>
        <text:list-item>
          <text:p text:style-name="P3"><text:span text:style-name="Strong_20_Emphasis">Base de Données</text:span> : Pinecone</text:p>
          <text:list>
            <text:list-item>
              <text:p text:style-name="P3"><text:span text:style-name="Strong_20_Emphasis">Utilisation</text:span> : Gérer les embeddings vectoriels pour la recherche et la comparaison de texte.</text:p>
            </text:list-item>
          </text:list>
        </text:list-item>
        <text:list-item>
          <text:p text:style-name="P3"><text:span text:style-name="Strong_20_Emphasis">APIs Externes</text:span> : OpenAI GPT-4</text:p>
          <text:list>
            <text:list-item>
              <text:p text:style-name="P2"><text:span text:style-name="Strong_20_Emphasis">Utilisation</text:span> : Générer des réponses contextualisées à partir des inputs des utilisateurs.</text:p>
            </text:list-item>
          </text:list>
        </text:list-item>
      </text:list>
      <text:h text:style-name="Heading_20_4" text:outline-level="4">3. <text:span text:style-name="Strong_20_Emphasis">Infrastructure et Déploiement</text:span></text:h>
      <text:list xml:id="list2894170328" text:style-name="L2">
        <text:list-item>
          <text:p text:style-name="P4"><text:span text:style-name="Strong_20_Emphasis">Infrastructure</text:span> : Cloud-based (AWS, Google Cloud, ou Azure)</text:p>
          <text:list>
            <text:list-item>
              <text:p text:style-name="P5"><text:span text:style-name="Strong_20_Emphasis">Conteneurisation</text:span> : Docker pour la conteneurisation.</text:p>
            </text:list-item>
          </text:list>
        </text:list-item>
      </text:list>
      <text:p text:style-name="P1"/>
      <text:list xml:id="list113404955253112" text:continue-numbering="true" text:style-name="L2">
        <text:list-item>
          <text:p text:style-name="P4"><text:span text:style-name="Strong_20_Emphasis">CI/CD</text:span> : GitHub Actions pour l'intégration et la livraison continues.</text:p>
          <text:list>
            <text:list-item>
              <text:p text:style-name="P5"><text:span text:style-name="Strong_20_Emphasis">Tests</text:span> : Automatisation des tests unitaires et d'intégration.</text:p>
            </text:list-item>
            <text:list-item>
              <text:p text:style-name="P4"><text:span text:style-name="Strong_20_Emphasis">Déploiement</text:span> : Déploiement automatique des mises à jour en production.</text:p>
            </text:list-item>
          </text:list>
        </text:list-item>
      </text:list>
      <text:h text:style-name="Heading_20_4" text:outline-level="4">4. <text:span text:style-name="Strong_20_Emphasis">Fonctionnalités Principales</text:span></text:h>
      <text:list xml:id="list2790244954" text:style-name="L3">
        <text:list-item>
          <text:p text:style-name="P6"><text:span text:style-name="Strong_20_Emphasis">Gestion des Utilisateurs</text:span></text:p>
          <text:list>
            <text:list-item>
              <text:p text:style-name="P7"><text:span text:style-name="Strong_20_Emphasis">Authentification</text:span> : Système d'authentification pour les utilisateurs.</text:p>
            </text:list-item>
          </text:list>
        </text:list-item>
        <text:list-item>
          <text:p text:style-name="P6"><text:span text:style-name="Strong_20_Emphasis">Gestion des Conversations</text:span></text:p>
          <text:list>
            <text:list-item>
              <text:p text:style-name="P7"><text:span text:style-name="Strong_20_Emphasis">Création et Gestion</text:span> : Création et suivi des conversations par les utilisateurs.</text:p>
            </text:list-item>
            <text:list-item>
              <text:p text:style-name="P7"><text:span text:style-name="Strong_20_Emphasis">Interaction IA</text:span> : Interaction en temps réel avec l'IA pour la génération de réponses.</text:p>
            </text:list-item>
          </text:list>
        </text:list-item>
        <text:list-item>
          <text:p text:style-name="P6"><text:span text:style-name="Strong_20_Emphasis">APIs et Intégrations</text:span></text:p>
          <text:list>
            <text:list-item>
              <text:p text:style-name="P7"><text:span text:style-name="Strong_20_Emphasis">Pinecone</text:span> : Configuration et utilisation de Pinecone pour le stockage et la recherche d'embeddings.</text:p>
            </text:list-item>
            <text:list-item>
              <text:p text:style-name="P6"><text:span text:style-name="Strong_20_Emphasis">OpenAI</text:span> : Intégration de l'API OpenAI pour le traitement du langage naturel et la génération de texte.</text:p>
            </text:list-item>
          </text:list>
        </text:list-item>
      </text:list>
      <text:h text:style-name="Heading_20_4" text:outline-level="4">5. <text:span text:style-name="Strong_20_Emphasis">Sécurité</text:span></text:h>
      <text:list xml:id="list2158823541" text:style-name="L4">
        <text:list-item>
          <text:p text:style-name="P8"><text:span text:style-name="Strong_20_Emphasis">Authentification et Autorisation</text:span> : Utilisation de OAuth pour sécuriser les accès et les échanges d'informations.</text:p>
        </text:list-item>
      </text:list>
      <text:p text:style-name="Text_20_body"><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2T14:34:43.494647119</meta:creation-date>
    <dc:date>2024-08-21T11:34:03.531198992</dc:date>
    <meta:editing-duration>PT6M26S</meta:editing-duration>
    <meta:editing-cycles>3</meta:editing-cycles>
    <meta:generator>LibreOffice/7.3.7.2$Linux_X86_64 LibreOffice_project/30$Build-2</meta:generator>
    <meta:document-statistic meta:table-count="0" meta:image-count="0" meta:object-count="0" meta:page-count="2" meta:paragraph-count="28" meta:word-count="279" meta:character-count="1856" meta:non-whitespace-character-count="1626"/>
  </office:meta>
</office:document-meta>
</file>